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Times New Roman2" fo:font-size="10pt" style:font-size-asian="10pt" style:font-size-complex="10pt"/>
    </style:style>
    <style:style style:name="P2" style:family="paragraph" style:parent-style-name="Text_20_body">
      <style:paragraph-properties fo:line-height="100%"/>
      <style:text-properties style:font-name="Times New Roman2" fo:font-size="10pt" fo:language="en" fo:country="US" style:font-size-asian="10pt" style:font-size-complex="10pt"/>
    </style:style>
    <style:style style:name="P3" style:family="paragraph" style:parent-style-name="Text_20_body">
      <style:paragraph-properties fo:line-height="100%"/>
      <style:text-properties style:font-name="Times New Roman2" fo:font-size="10pt" fo:language="ru" fo:country="RU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Times New Roman2"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onsolas" fo:language="ru" fo:country="RU"/>
    </style:style>
    <style:style style:name="P8" style:family="paragraph" style:parent-style-name="Text_20_body">
      <style:text-properties style:text-position="0% 100%" fo:language="en" fo:country="US" fo:font-style="italic" style:font-size-asian="10.5pt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Consolas" fo:language="ru" fo:country="RU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Text_20_body">
      <style:paragraph-properties fo:break-before="column"/>
      <style:text-properties fo:language="en" fo:country="US"/>
    </style:style>
    <style:style style:name="P15" style:family="paragraph" style:parent-style-name="Abstract">
      <style:paragraph-properties fo:margin-left="1cm" fo:margin-right="1cm" fo:text-indent="0cm" style:auto-text-indent="false"/>
      <style:text-properties fo:language="ru" fo:country="RU"/>
    </style:style>
    <style:style style:name="P16" style:family="paragraph" style:parent-style-name="Abstract">
      <style:paragraph-properties fo:margin-left="0cm" fo:margin-right="1cm" fo:text-indent="0cm" style:auto-text-indent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1">
      <style:paragraph-properties fo:line-height="100%"/>
      <style:text-properties style:font-name="Times New Roman2" fo:font-size="10pt" style:font-size-asian="10pt" style:font-size-complex="10pt"/>
    </style:style>
    <style:style style:name="P19" style:family="paragraph" style:parent-style-name="Text_20_body" style:list-style-name="L1">
      <style:paragraph-properties fo:line-height="100%"/>
      <style:text-properties style:font-name="Times New Roman2" fo:font-size="10pt" fo:language="en" fo:country="US" style:font-size-asian="10pt" style:font-size-complex="10pt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6">
      <style:text-properties fo:language="ru" fo:country="RU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4">
      <style:text-properties fo:font-style="italic" style:font-style-asian="italic" style:font-style-complex="italic"/>
    </style:style>
    <style:style style:name="P27" style:family="paragraph" style:parent-style-name="Text_20_body" style:list-style-name="L2">
      <style:paragraph-properties fo:break-before="column"/>
    </style:style>
    <style:style style:name="P28" style:family="paragraph" style:parent-style-name="Heading_20_1">
      <style:text-properties style:font-name="Times New Roman2"/>
    </style:style>
    <style:style style:name="P29" style:family="paragraph" style:parent-style-name="Heading_20_1">
      <style:text-properties fo:language="en" fo:country="US"/>
    </style:style>
    <style:style style:name="P30" style:family="paragraph" style:parent-style-name="Heading_20_1" style:list-style-name="L5">
      <style:text-properties fo:language="ru" fo:country="RU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style:text-position="0% 100%" fo:language="en" fo:country="US" style:font-size-asian="10.5pt"/>
    </style:style>
    <style:style style:name="P33" style:family="paragraph" style:parent-style-name="Bibliography_20_1" style:list-style-name="Bibliography">
      <style:paragraph-properties fo:text-align="justify" style:justify-single-word="false"/>
    </style:style>
    <style:style style:name="P34" style:family="paragraph" style:parent-style-name="Bibliography_20_1" style:list-style-name="Bibliography">
      <style:paragraph-properties fo:text-align="justify" style:justify-single-word="false"/>
      <style:text-properties fo:color="#000000" style:font-name="Times New Roman2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style:font-name="Times New Roman2" fo:font-size="10pt" fo:language="ru" fo:country="RU" style:font-size-asian="10pt" style:font-size-complex="10pt"/>
    </style:style>
    <style:style style:name="T7" style:family="text">
      <style:text-properties style:font-name="Times New Roman2" fo:font-size="10pt" fo:language="en" fo:country="US" style:font-size-asian="10pt" style:font-size-complex="10pt"/>
    </style:style>
    <style:style style:name="T8" style:family="text">
      <style:text-properties style:font-name="Times New Roman2" fo:font-size="10pt" style:font-size-asian="10pt" style:font-size-complex="10pt"/>
    </style:style>
    <style:style style:name="T9" style:family="text">
      <style:text-properties style:text-position="sub 58%" fo:language="en" fo:country="US" style:font-size-asian="10.5pt"/>
    </style:style>
    <style:style style:name="T10" style:family="text">
      <style:text-properties style:text-position="sub 58%" fo:language="en" fo:country="US" fo:font-style="italic" style:font-size-asian="10.5pt" style:font-style-asian="italic" style:font-style-complex="italic"/>
    </style:style>
    <style:style style:name="T11" style:family="text">
      <style:text-properties style:text-position="sub 58%" fo:language="ru" fo:country="RU" fo:font-style="italic" style:font-size-asian="10.5pt" style:font-style-asian="italic" style:font-style-complex="italic"/>
    </style:style>
    <style:style style:name="T12" style:family="text">
      <style:text-properties style:text-position="0% 100%" fo:language="ru" fo:country="RU" style:font-size-asian="10.5pt"/>
    </style:style>
    <style:style style:name="T13" style:family="text">
      <style:text-properties style:text-position="0% 100%" fo:language="en" fo:country="US" style:font-size-asian="10.5pt"/>
    </style:style>
    <style:style style:name="T14" style:family="text">
      <style:text-properties style:text-position="0% 100%" fo:language="en" fo:country="US" fo:font-style="italic" style:font-size-asian="10.5pt" style:font-style-asian="italic" style:font-style-complex="italic"/>
    </style:style>
    <style:style style:name="T15" style:family="text">
      <style:text-properties style:text-position="0% 100%" fo:language="en" fo:country="US" fo:font-style="normal" style:font-size-asian="10.5pt" style:font-style-asian="normal" style:font-style-complex="normal"/>
    </style:style>
    <style:style style:name="T16" style:family="text">
      <style:text-properties style:text-position="0% 100%" style:font-size-asian="10.5pt"/>
    </style:style>
    <style:style style:name="T17" style:family="text">
      <style:text-properties fo:font-variant="normal" fo:text-transform="none" fo:color="#252525" style:text-position="0% 100%" fo:letter-spacing="normal" style:font-size-asian="10.5pt"/>
    </style:style>
    <style:style style:name="T18" style:family="text">
      <style:text-properties fo:font-variant="normal" fo:text-transform="none" fo:color="#252525" style:text-position="0% 100%" fo:letter-spacing="normal" fo:language="en" fo:country="US" style:font-size-asian="10.5pt"/>
    </style:style>
    <style:style style:name="T19" style:family="text">
      <style:text-properties fo:font-variant="normal" fo:text-transform="none" fo:color="#252525" style:text-position="0% 100%" fo:letter-spacing="normal" fo:language="en" fo:country="US" fo:font-style="italic" style:font-size-asian="10.5pt" style:font-style-asian="italic" style:font-style-complex="italic"/>
    </style:style>
    <style:style style:name="T20" style:family="text">
      <style:text-properties fo:font-variant="normal" fo:text-transform="none" fo:color="#000000" style:font-name="Times New Roman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font-name="Times New Roman2" fo:font-size="10pt" fo:letter-spacing="normal" fo:font-style="normal" style:font-size-asian="10pt" style:font-size-complex="10pt"/>
    </style:style>
    <style:style style:name="T22" style:family="text">
      <style:text-properties fo:font-variant="normal" fo:text-transform="none" fo:color="#000000" style:font-name="Times New Roman2" fo:letter-spacing="normal" fo:font-style="normal"/>
    </style:style>
    <style:style style:name="T23" style:family="text">
      <style:text-properties fo:font-variant="normal" fo:text-transform="none" fo:language="en" fo:country="none" fo:font-style="normal" fo:font-weight="normal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position="super 58%" fo:language="en" fo:country="US" fo:font-style="italic" style:font-style-asian="italic" style:font-style-complex="italic"/>
    </style:style>
    <style:style style:name="T29" style:family="text">
      <style:text-properties fo:font-size="10pt" fo:language="ru" fo:country="RU" style:font-size-asian="10pt" style:font-size-complex="10pt"/>
    </style:style>
    <style:style style:name="T30" style:family="text">
      <style:text-properties style:font-name="Consolas" fo:language="en" fo:country="US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0000" style:font-name="Times New Roman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Супер-статья" text:name="Заголовок"/>
      </text:user-field-decls>
      <text:p text:style-name="P17">ОПТИМИЗАЦИЯ ПРОТОКОЛА СЕРИАЛИЗАЦИИ ОБЪЕКТОВ В ТРЕЙДИНГОВЫХ СИСТЕМАХ НА ОСНОВЕ СОБИРАЕМОЙ В RUNTIME СТАТИСТИКИ</text:p>
      <text:p text:style-name="P11">Раков И. С., магистрант кафедры КТ, Университет ИТМО<text:line-break/><text:a xlink:type="simple" xlink:href="mailto:ivan.glukos@gmail.com" text:style-name="Internet_20_link" text:visited-style-name="Visited_20_Internet_20_Link"><text:span text:style-name="T1">ivan.glukos@gmail.com</text:span></text:a></text:p>
      <text:p text:style-name="P13"><text:span text:style-name="T6">Коковцев Д. Г., инженер-программист, ООО «Эксперт-Система»<text:line-break/></text:span><text:a xlink:type="simple" xlink:href="mailto:dmkokovtsev@devexperts.com" text:style-name="Internet_20_link" text:visited-style-name="Visited_20_Internet_20_Link">dmkokovtsev@devexperts.com</text:a></text:p>
      <text:p text:style-name="P10">Аннотация</text:p>
      <text:p text:style-name="P15">В трейдинговых системах между узлами проходит огромное количество сетевого трафика. При определенных событиях физический канал может быть использован на 100%, что ведет к просадке производительности.</text:p>
      <text:p text:style-name="P15">В работе предлагается универсальное решение, позволяющее уменьшить количество байт, передаваемое по сети при сериализации объектов. Получен результат лучше, чем у стандартных энтропийных/словарных алгоритмов сжатия.</text:p>
      <text:p text:style-name="P16"/>
      <text:h text:style-name="P28" text:outline-level="1">Введение</text:h>
      <text:p text:style-name="P1">Серверная часть современных трейдинговых систем представляет <text:s/>собой множество модулей, каждый из которых работает на отдельной машине в кластере. Для такой системы характерны очень большие объемы данных, передаваемые как в сетевых соединениях с внешним миром (ежесекундно меняющиеся котировки на все торгуемые финансовые инструменты, сообщения от биржи об изменении статуса заявок), так и в соединениях между узлами (распространение полученных «внешних» данных по всем заинтересованным узлам, изменение статуса аккаунтов, пересчет внутренних метрик, аудит). </text:p>
      <text:p text:style-name="P1">Если проанализировать трафик (в качестве объекта анализа была использована трейдинговая система <text:span text:style-name="T1">Thinkorswim</text:span>), можно выделить его две основные составляющие:</text:p>
      <text:list xml:id="list5816367567971150230" text:style-name="L1">
        <text:list-item>
          <text:p text:style-name="P18">Рыночные данные (котировки на инструменты, волатильность и другие рассчитываемые метрики). Этот тип данных очень чувствителен к задержкам — поступившая на несколько секунд позже котировка может заставить трейдера принять ошибочное решение. В количественном соотношении рыночные данные составляют небольшую долю байт (<text:span text:style-name="T1">&lt;20%).</text:span></text:p>
        </text:list-item>
        <text:list-item>
          <text:p text:style-name="P19">DTO (Data Transfer Objects, <text:span text:style-name="T3">объекты передачи данных), </text:span><text:soft-page-break/><text:span text:style-name="T3">сохраненные в поток байт сущности (ордера, счета, балансы и т.п.) <text:s/>Передаваемые по сети </text:span>DTO <text:span text:style-name="T3">составляют основную часть трафика (</text:span>&gt;80%) <text:span text:style-name="T3">и менее чувствительны к задержкам (короткие паузы до секунды нежелательны, н</text:span>о<text:span text:style-name="T3"> допустимы). Кроме того, активность передачи </text:span>DTO <text:span text:style-name="T3">в системе имеет всплесковый характер. Пример: администратор меняет глобальные параметры расчета маржи для фьючерсов, после чего свежие параметры должны как можно быстрее попасть на все сервера (несколько десятков серверов в кластере), а каждый сервер должен разослать параметры каждому подключенному к нему клиенту (балансировщик нагрузки работает так, что каждый сервер </text:span>Thinkorswim <text:span text:style-name="T3">держит 3000-4000 подключений к клиентам). В результате, сетевые соединения в кластере будут работать на физическом пределе (1 </text:span>gbps) <text:span text:style-name="T3">в течение нескольких секунд. В этот период система перестает отвечать возложенным на неё требованиям по производительности и времени отклика.</text:span></text:p>
        </text:list-item>
      </text:list>
      <text:p text:style-name="P2"><text:span text:style-name="T3">Если уменьшить количество байт, которое занимает </text:span>DTO, <text:span text:style-name="T3">то можно добиться существенного уменьшения просадки системы в критические моменты. Использование алгоритмов сжатия неизбежно приведет к увеличению задержки (latency),</text:span> <text:span text:style-name="T3">но увеличение пропускной способности (</text:span>throughput<text:span text:style-name="T3">)</text:span> <text:span text:style-name="T3">в данном случае приоритетнее.</text:span></text:p>
      <text:p text:style-name="P3">Целью работы является поиск технологического решения, которое позволит наиболее эффективно увеличить пропускную способность передачи <text:span text:style-name="T1">DTO </text:span>по сети.</text:p>
      <text:h text:style-name="Heading_20_1" text:outline-level="1">Стандартные алгоритмы сжатия</text:h>
      <text:p text:style-name="P1">Существующие словарные (<text:span text:style-name="T1">RLE, LZ</text:span>) и энтропийные (Huffman, Shannon-Fano, PPMA) алгоритмы сжатия <text:span text:style-name="T3">успешно</text:span> работают на <text:span text:style-name="T1">DTO </text:span><text:span text:style-name="T3">(лучший средний множитель сжатия </text:span><text:span text:style-name="T1">6 </text:span><text:span text:style-name="T3">для алгоритма </text:span><text:span text:style-name="T1">DEFLATE[7]). </text:span></text:p>
      <text:p text:style-name="P3">Однако, все перечисленные выше алгоритмы уменьшают непредсказуемость (энтропию) информации, используя только предыдущую часть потока байт (на самом деле не обычно всю, а последнюю его часть фиксированной длины, так называемый «контекст»).</text:p>
      <text:p text:style-name="Text_20_body"><text:span text:style-name="T6">В случае с </text:span><text:span text:style-name="T7">DTO, <text:s/></text:span><text:span text:style-name="T6">у нас есть доступ не только к предыдущему куску данных. Информация становится «размеченной» — при передаче очередного объекта мы точно знаем, сколько у него полей, какой у них тип данных, и каких именно данных следует ожидать. Все эти знания можно использовать, чтобы уменьшить энтропию еще сильнее, а следовательно, уменьшить итоговое количество байт в сжатом виде.</text:span></text:p>
      <text:p text:style-name="P1"><text:soft-page-break/><text:span text:style-name="T3">В работах</text:span><text:span text:style-name="T1">[</text:span><text:span text:style-name="T3">3-5</text:span><text:span text:style-name="T1">] </text:span><text:span text:style-name="T3">были показаны подходы к увеличению пропускной способности сериализации объектов. Однако, оптимизации были больше направлены не на уменьшение непредсказуемости значений полей объектов, а на избавление от лишних метаданных в протоколах и устранение изъянов конкретных языков программирования и технологий.</text:span></text:p>
      <text:h text:style-name="P29" text:outline-level="1">Pack 200</text:h>
      <text:p text:style-name="Text_20_body"><text:span text:style-name="T1">Pack 200[1] — </text:span><text:span text:style-name="T3">алгоритм сжатия от </text:span><text:span text:style-name="T1">Oracle, </text:span><text:span text:style-name="T3">разработанный специально для сжатия байт-кода </text:span><text:span text:style-name="T1">JVM. </text:span><text:span text:style-name="T3">Процесс упаковки байт-кода в .</text:span><text:span text:style-name="T1">jar </text:span><text:span text:style-name="T3">выглядит следующим образом:</text:span></text:p>
      <text:p text:style-name="P14">.class files → Pack200 → Tar → Gzip → .jar file</text:p>
      <text:p text:style-name="P5">Pack 200 <text:span text:style-name="T3">как уменьшает чистое количество байт, так и увеличивает «сжимаемость» данных стандартными архиваторами (как это делает, например, </text:span>BW-<text:span text:style-name="T3">преобразование). </text:span></text:p>
      <text:p text:style-name="P5">Pack 200 <text:span text:style-name="T3">успешно работает за счет того, что подаваемые ему на вход данные специфичны — это всегда </text:span>Java <text:span text:style-name="T3">байт-код. Данные в </text:span>DTO <text:span text:style-name="T3">тоже специфичны, поэтому некоторое подходы из </text:span>Pack 200 <text:span text:style-name="T3">могут оказаться полезными при сжатии </text:span>DTO.</text:p>
      <text:p text:style-name="P5"><text:span text:style-name="T3">Помимо специфичных непосредственно для байт-кода техник (</text:span>banding – <text:span text:style-name="T3">группировка похожих данных: названия полей и классов — отдельно, сигнатуры методов — отдельно, константы — отдельно; индексирование структуры </text:span>java packages<text:span text:style-name="T3">; перегруппировка байт-кода для уменьшения расстояния между инструкциями и т. п.), в </text:span>Pack200<text:span text:style-name="T3"> разработаны алгоритмы эмпирического кодирования констант и целых чисел, некоторые из которых будут рассмотрены ниже.</text:span></text:p>
      <text:h text:style-name="P31" text:outline-level="2"><text:span text:style-name="T3">Семейство кодирований целых чисел </text:span>BHSD</text:h>
      <text:p text:style-name="P6">BHSD — семейство алгоритмов для кодирования коррелированных последовательностей целых чисел. У кодирования есть четыре параметра:</text:p>
      <text:list xml:id="list8056678964319526744" text:style-name="L2">
        <text:list-item>
          <text:p text:style-name="P27"><text:span text:style-name="T4">B —</text:span><text:span text:style-name="T3"> максимальная длина. В худшем случае запись числа будет занимать </text:span><text:span text:style-name="T2">B</text:span><text:span text:style-name="T1"> </text:span><text:span text:style-name="T3">байт</text:span></text:p>
        </text:list-item>
        <text:list-item>
          <text:p text:style-name="P21"><text:span text:style-name="T31">H —</text:span> показатель степени позиционной системы счисления</text:p>
        </text:list-item>
        <text:list-item>
          <text:p text:style-name="P20"><text:span text:style-name="T4">S —</text:span><text:span text:style-name="T3"> количество бит, отведенное под знак. Если в первых </text:span><text:span text:style-name="T2">S</text:span><text:span text:style-name="T1"> </text:span><text:span text:style-name="T3">битах </text:span><text:span text:style-name="T1">'</text:span><text:span text:style-name="T3">1</text:span><text:span text:style-name="T1">'</text:span><text:span text:style-name="T3">, то следующее за </text:span><text:span text:style-name="T2">S</text:span><text:span text:style-name="T1"> </text:span><text:span text:style-name="T3">битами число считается отрицательным. Если хотя бы один бит </text:span><text:span text:style-name="T1">'0', </text:span><text:span text:style-name="T3">то считается, что с самого начала записано положительно число</text:span></text:p>
        </text:list-item>
        <text:list-item>
          <text:p text:style-name="P21"><text:span text:style-name="T31">D —</text:span> равно 1, если дельта-кодирование <text:span text:style-name="T1">[6]</text:span> используется, иначе 0.</text:p>
        </text:list-item>
      </text:list>
      <text:p text:style-name="Text_20_body"><text:soft-page-break/><text:span text:style-name="T3">Целое число всегда закодировано последовательностью </text:span><text:span text:style-name="T1">{</text:span><text:span text:style-name="T2">b</text:span><text:span text:style-name="T10">1</text:span><text:span text:style-name="T12">, </text:span><text:span text:style-name="T14">b</text:span><text:span text:style-name="T11">2</text:span><text:span text:style-name="T12"> ,…, </text:span><text:span text:style-name="T14">b</text:span><text:span text:style-name="T10">n</text:span><text:span text:style-name="T13">}.</text:span></text:p>
      <text:p text:style-name="P9"><text:span text:style-name="T13">L = </text:span><text:span text:style-name="T15">256 </text:span><text:span text:style-name="T13">– H, <text:s/>b</text:span><text:span text:style-name="T9">i</text:span><text:span text:style-name="T13"> </text:span><text:span text:style-name="T17">≥</text:span><text:span text:style-name="T16"> </text:span><text:span text:style-name="T13"><text:s/>L, b</text:span><text:span text:style-name="T9">n</text:span><text:span text:style-name="T13"> &lt; L</text:span></text:p>
      <text:p text:style-name="P6"><text:span text:style-name="T16">Пример при </text:span><text:span text:style-name="T14">H = </text:span><text:span text:style-name="T15">64</text:span><text:span text:style-name="T13">:</text:span></text:p>
      <text:list xml:id="list3373008707907452380" text:style-name="L3">
        <text:list-item>
          <text:p text:style-name="P22"><text:span text:style-name="T16">число 191 имеет вид </text:span><text:span text:style-name="T13">{191},</text:span></text:p>
        </text:list-item>
        <text:list-item>
          <text:p text:style-name="P22"><text:span text:style-name="T16">число 192 имеет вид </text:span><text:span text:style-name="T13">{192, 128},</text:span></text:p>
        </text:list-item>
        <text:list-item>
          <text:p text:style-name="P24"><text:span text:style-name="T12">число 193 имеет вид </text:span><text:span text:style-name="T13">{192, 129}.</text:span></text:p>
        </text:list-item>
      </text:list>
      <text:p text:style-name="P6"><text:span text:style-name="T16">Для примера, в </text:span><text:span text:style-name="T13">Pack 200 </text:span><text:span text:style-name="T16">для кодирования небольших по модулю целых чисел используется алгоритм </text:span><text:span text:style-name="T13">BHSD(5,64,1,0), </text:span><text:span text:style-name="T16">а для кодирования монотонных последовательностей —</text:span><text:span text:style-name="T13"> BHSD(5,64,0,1). </text:span><text:span text:style-name="T16">Всего в </text:span><text:span text:style-name="T13">Pack 200 </text:span><text:span text:style-name="T16">используется 115 различных вариантов </text:span><text:span text:style-name="T13">BHSD. </text:span></text:p>
      <text:p text:style-name="P6"><text:span text:style-name="T16">В </text:span><text:span text:style-name="T13">DTO </text:span><text:span text:style-name="T16">так же, как и в байт-коде, присутствует много целочисленных данных, на которых использование </text:span><text:span text:style-name="T13">BHSD о</text:span><text:span text:style-name="T16">казывается эффективным.</text:span></text:p>
      <text:h text:style-name="P32" text:outline-level="2">FTU-<text:span text:style-name="T3">преобразование</text:span></text:h>
      <text:p text:style-name="P6"><text:span text:style-name="T16">Для кодирования последовательностей значений, где часто встречаются повторы, в </text:span><text:span text:style-name="T13">Pack200 </text:span><text:span text:style-name="T16">используется </text:span><text:span text:style-name="T13">FTU-</text:span><text:span text:style-name="T16">преобразование: выделяется множество «популярных» значений </text:span><text:span text:style-name="T14">F</text:span><text:span text:style-name="T13">, </text:span><text:span text:style-name="T16">все остальные значения автоматически принадлежат к множеству «непопуярных» значений </text:span><text:span text:style-name="T14">U</text:span><text:span text:style-name="T13">. </text:span><text:span text:style-name="T16">Итоговая последовательность </text:span><text:span text:style-name="T14">{a}</text:span><text:span text:style-name="T13"> </text:span><text:span text:style-name="T16">после преобразования выглядит следующим образом:</text:span></text:p>
      <text:p text:style-name="P8"><text:span text:style-name="T33">{</text:span>a<text:span text:style-name="T33">}</text:span> → <text:span text:style-name="T33">{</text:span>F<text:span text:style-name="T33">}</text:span> + <text:span text:style-name="T33">{</text:span>Tokens<text:span text:style-name="T33">}</text:span> + <text:span text:style-name="T33">{</text:span>U<text:span text:style-name="T33">}</text:span></text:p>
      <text:list xml:id="list4808882733067695938" text:style-name="L4">
        <text:list-item>
          <text:p text:style-name="P25"><text:span text:style-name="T14">Tokens</text:span><text:span text:style-name="T15">[</text:span><text:span text:style-name="T14">i</text:span><text:span text:style-name="T15">]</text:span><text:span text:style-name="T14"> = j, if a</text:span><text:span text:style-name="T15">[</text:span><text:span text:style-name="T14">i</text:span><text:span text:style-name="T15">]</text:span><text:span text:style-name="T14"> </text:span><text:span text:style-name="T17">∈ </text:span><text:span text:style-name="T19">F, </text:span><text:span text:style-name="T14">Tokens</text:span><text:span text:style-name="T15">[</text:span><text:span text:style-name="T14">i</text:span><text:span text:style-name="T15">]</text:span><text:span text:style-name="T14"> = F</text:span><text:span text:style-name="T15">[</text:span><text:span text:style-name="T14">j</text:span><text:span text:style-name="T15">]</text:span></text:p>
        </text:list-item>
        <text:list-item>
          <text:p text:style-name="P26"><text:span text:style-name="T13">Tokens</text:span><text:span text:style-name="T15">[</text:span><text:span text:style-name="T13">i</text:span><text:span text:style-name="T15">]</text:span><text:span text:style-name="T13"> = -1, if a</text:span><text:span text:style-name="T15">[</text:span><text:span text:style-name="T13">i</text:span><text:span text:style-name="T15">]</text:span><text:span text:style-name="T13"> </text:span><text:span text:style-name="T18">in</text:span><text:span text:style-name="T13"> U</text:span></text:p>
        </text:list-item>
      </text:list>
      <text:list xml:id="list1656095564995491532" text:style-name="L5">
        <text:list-header>
          <text:h text:style-name="P30" text:outline-level="1">Использованный подход</text:h>
        </text:list-header>
      </text:list>
      <text:p text:style-name="Text_20_body"><text:span text:style-name="Основной_20_шрифт_20_абзаца"><text:span text:style-name="T29">В системе Thinkorswim используется стек технологий Java + RMI, поэтому DTO — сериализованные в соответствии с Java Serialization API объекты.</text:span></text:span></text:p>
      <text:p text:style-name="P6"><text:span text:style-name="T1">Java Serialization API </text:span>предлагает интерфейс для написания пользовательского протокола сериализации. Для этого необходимо реализовать два метода в классе:</text:p>
      <text:p text:style-name="P7">private void writeObject(..) {<text:line-break/><text:tab/><text:tab/>IOUtil.writeCompactInt(out, year); <text:line-break/><text:tab/><text:tab/>… <text:line-break/><text:tab/>} <text:tab/></text:p>
      <text:p text:style-name="P7"><text:soft-page-break/><text:line-break/><text:tab/>private void readObject(...) { <text:line-break/><text:tab/><text:tab/>year = IOUtil.readCompactInt(in); <text:line-break/><text:tab/><text:tab/>… <text:line-break/><text:tab/>} </text:p>
      <text:p text:style-name="P4">В методе <text:span text:style-name="T1">writeObject </text:span>есть доступ к байтовому потоку вывода <text:span text:style-name="T30">out</text:span><text:span text:style-name="T1">. </text:span>Разработчик может записать в этот поток всю информацию об объекте оптимальным способом.</text:p>
      <text:p text:style-name="P4">В методе <text:span text:style-name="T1">readObject, </text:span>соответственно, есть доступ к потоку ввода <text:span text:style-name="T30">in</text:span><text:span text:style-name="T1">, </text:span>используя данные из которого нужно восстановить состояние объекта.</text:p>
      <text:h text:style-name="P31" text:outline-level="2">EGEN – <text:span text:style-name="T3">утилита для оптимизации во время компиляции</text:span></text:h>
      <text:p text:style-name="P5">EGEN<text:span text:style-name="T3"> </text:span>[2]<text:span text:style-name="T3"> —</text:span> п<text:span text:style-name="T3">роцессор аннотаций, генерирующий методы </text:span>writeObject() <text:span text:style-name="T3">и </text:span>readObject().</text:p>
      <text:p text:style-name="Text_20_body"><text:span text:style-name="T3">Вместо ручного написания методов</text:span>, можно расставить аннотации у полей класса, и интегрировать <text:span text:style-name="T1">EGEN </text:span><text:span text:style-name="T3">в процесс компиляции — утилита сама сгенерирует методы writeObject/readObject().</text:span></text:p>
      <text:p text:style-name="Text_20_body"><text:span text:style-name="T3">Предлагаемые аннотации: @Compact (небольшое число), @PresenceBit (число со значениеми по умолчанию), @Inline, @Delta (разность с константой/другим полем вместо числа), @Decimal (если в </text:span><text:span text:style-name="T1">double </text:span><text:span text:style-name="T3">хранится десятичная дробь, то она передается как целое число).</text:span></text:p>
      <text:p text:style-name="Text_20_body"><text:span text:style-name="T3">Массив сериализованных инструментов </text:span><text:span text:style-name="T1">(</text:span><text:span text:style-name="T3">объектов класса </text:span><text:span text:style-name="T1">Instrument, </text:span><text:span text:style-name="T3">торгуемых финансовых инструментов) с ручной расстановкой аннотаций занимает в 2 раза меньше байт, чем массив, сериализованный стандартным способом. Ч</text:span><text:span text:style-name="T5">истое относительное улучшение</text:span><text:span text:style-name="T3"> составило 1.3. </text:span><text:span text:style-name="T1"><text:s/></text:span></text:p>
      <text:p text:style-name="Text_20_body"><text:span text:style-name="T3">Для расчета чистого относительного улучшения сравнивался размер сжатого с помощью </text:span><text:span text:style-name="T1">DEFLATE </text:span><text:span text:style-name="T3">массива инструментов с размером массива инструментов, сериализованного через </text:span><text:span text:style-name="T1">EGEN </text:span><text:span text:style-name="T3">и после этого сжатого с помощью </text:span><text:span text:style-name="T1">DEFLATE. </text:span><text:span text:style-name="T3">Это более справедливая метрика, чем просто сравнение количества байт, так как она учитывает только те оптимизации, которые не нивелируются стандартными алгоритмами сжатия.</text:span></text:p>
      <text:h text:style-name="P31" text:outline-level="2">Sprut – Stream Profiling Util</text:h>
      <text:p text:style-name="P6">С расставлением аннотаций <text:span text:style-name="T1">EGEN </text:span>есть одна проблема — надо понимать структуру класса и то, какие значение обычно бывают в каждом поле. Если в трейдинговой системе по сети передаётся несколько сотен классов, то собрать эту информацию вручную — слишком трудоемкий процесс. </text:p>
      <text:p text:style-name="P6"><text:soft-page-break/>Чтобы автоматизировать этот процесс, был разработан профилировщик сериализации <text:span text:style-name="T1">Sprut. </text:span>Он представляет собой <text:span text:style-name="T1">Java-</text:span>агент, добавляющий в классы <text:span text:style-name="T1">JDK, </text:span>отвечающие за стандартную сериализацию (<text:span text:style-name="T1">java.io.ObjectOutput[Input]Stream)</text:span>, код сбора статистики. Код добавляется на этапе запуска <text:span text:style-name="T1">Java-</text:span>машины.</text:p>
      <text:p text:style-name="P6">Если <text:span text:style-name="T1">sprut в</text:span>ключен на работающем приложении, то для каждого целевого класса собирается статистическая информация (мат. ожидание значения, дисперсия значения, <text:span text:style-name="T1">k </text:span>самых популярных значений) о всех его полях. Пример:</text:p>
      <text:p text:style-name="P12">class OrderLeg { int <text:span text:style-name="T26">x1</text:span>; int <text:span text:style-name="T26">x2</text:span>; String <text:span text:style-name="T26">desc</text:span> … }</text:p>
      <text:p text:style-name="P12"><text:s/><text:line-break/><text:span text:style-name="T26">x1</text:span>: expected = 124, variance = 20.5, <text:line-break/>top = 124(5), 134(3), 133(2), 130(1), ...<text:line-break/><text:span text:style-name="T26">x2</text:span>: expected = 100, variance = 70.8, <text:line-break/>top = 100(10), 90(2), 95(1), 99(1), ... <text:line-break/><text:span text:style-name="T26">desc</text:span>: top = 'accepted'(50), 'pending'(20), ...<text:line-break/>(<text:span text:style-name="T26">x1</text:span><text:span text:style-name="T27"> -</text:span><text:span text:style-name="T26"> x2</text:span>): expected = 20, variance = 10.5, …</text:p>
      <text:h text:style-name="Heading_20_2" text:outline-level="2">Рекомендация аннотаций на основе статистики <text:span text:style-name="T1">Sprut</text:span></text:h>
      <text:p text:style-name="P6">На основе собранной в <text:span text:style-name="T1">production </text:span>статистики можно сформулировать рекомендации, какие аннотации лучше подходят к конкретному полю класса.</text:p>
      <text:p text:style-name="P6">На данный момент выделены следующие жадные рекомендации по аналогии с <text:span text:style-name="T1">Pack 200</text:span>:</text:p>
      <text:list xml:id="list9077122231335536499" text:style-name="L6">
        <text:list-item>
          <text:p text:style-name="P23">объект встречается один раз за сессию – @Inline,</text:p>
        </text:list-item>
        <text:list-item>
          <text:p text:style-name="P23"><text:span text:style-name="T1">d</text:span>ouble-поле всегда хранит десятичную дробь — @Decimal,</text:p>
        </text:list-item>
        <text:list-item>
          <text:p text:style-name="P23">среднее значение меньше, чем <text:span text:style-name="T2">H</text:span><text:span text:style-name="T28">B/2</text:span> — BHSD(5,64,1,0),</text:p>
        </text:list-item>
        <text:list-item>
          <text:p text:style-name="P23">поле почти всегда близко по значению к другому полю — <text:line-break/>BHSD(5,64,1,1),</text:p>
        </text:list-item>
        <text:list-item>
          <text:p text:style-name="P23">в последовательности значений много повторов — FTU. </text:p>
        </text:list-item>
      </text:list>
      <text:p text:style-name="P3"><text:s/>При расставленных на основе этих рекомендаций аннотациях массив инструментов сжимается с чистым относительным улучшением 1.1. Стоит заметить, что это хуже, чем при ручной расстановке аннотаций.</text:p>
      <text:h text:style-name="Heading_20_1" text:outline-level="1">Заключение</text:h>
      <text:p text:style-name="Text_20_body">Предложено техническое решение по облегчению сериализованного <text:soft-page-break/><text:span text:style-name="T1">DTO </text:span><text:span text:style-name="T3">на основе собираемой в </text:span><text:span text:style-name="T1">runtime </text:span><text:span text:style-name="T3">статистики. По сравнению с подходом (</text:span><text:span text:style-name="T1">DTO → Gzip) </text:span><text:span text:style-name="T3">чистое относительное улучшение составляет 1.1. </text:span><text:span text:style-name="T8">Предложенный подход применим в любых </text:span><text:span text:style-name="T7">Java-</text:span><text:span text:style-name="T8">приложениях, где для передачи данных активно используется сериализация объектов. В дальнейшем планируется улучшить алгоритм рекомендации аннотаций, чтобы приблизить его по эффективности к ручному выбору кодирования.</text:span></text:p>
      <text:h text:style-name="Bibliography_20_Heading" text:outline-level="1">Литература</text:h>
      <text:list xml:id="list2356069075483133597" text:style-name="Bibliography">
        <text:list-item>
          <text:p text:style-name="P33"><text:span text:style-name="T1">Orcale — Java SE Documentation, JSR-200 Public Draft Specification<text:line-break/></text:span><text:a xlink:type="simple" xlink:href="http://docs.oracle.com/javase/6/docs/technotes/guides/pack200/pack-spec.html" text:style-name="Internet_20_link" text:visited-style-name="Visited_20_Internet_20_Link">http://docs.oracle.com/javase/6/docs/technotes/guides/pack200/pack-spec.html</text:a></text:p>
        </text:list-item>
        <text:list-item>
          <text:p text:style-name="P33">EGEN - Tool for compile-time optimization of Java classes serialization<text:line-break/><text:a xlink:type="simple" xlink:href="https://github.com/Devexperts/egen" text:style-name="Internet_20_link" text:visited-style-name="Visited_20_Internet_20_Link">https://github.com/Devexperts/egen</text:a></text:p>
        </text:list-item>
        <text:list-item>
          <text:p text:style-name="P34">Barış Aktemur, Joel Jones, Samuel Kamin, Lars Clausen <text:line-break/><text:span text:style-name="T23">Optimizing Marshalling by Run-Time Program Generation, Springer, 2005</text:span></text:p>
        </text:list-item>
        <text:list-item>
          <text:p text:style-name="P34">Daniel Tejera, <text:span text:style-name="T24">Predictable Serialization in Java, 10th IEEE International Symposium on Object and Component-Oriented Real-Time Distributed Computing (ISORC'07), </text:span><text:span text:style-name="T25">2007</text:span></text:p>
        </text:list-item>
        <text:list-item>
          <text:p text:style-name="P33"><text:span text:style-name="T21">Zachary DeVito, </text:span><text:span text:style-name="T22">First-class Runtime Generation of High-performance Types using Exotypes</text:span></text:p>
          <text:p text:style-name="P33"><text:a xlink:type="simple" xlink:href="http://theory.stanford.edu/~aiken/publications/papers/pldi14b.pdf" text:style-name="Internet_20_link" text:visited-style-name="Visited_20_Internet_20_Link">http://theory.stanford.edu/~aiken/publications/papers/pldi14b.pdf</text:a></text:p>
        </text:list-item>
        <text:list-item>
          <text:p text:style-name="P33"><text:span text:style-name="T32">F Douglis, A Iyengar, </text:span><text:span text:style-name="T20">Application-specific Delta-encoding via Resemblance Detection, USENIX 2003 Annual Technical Conference, General Track — Paper </text:span></text:p>
        </text:list-item>
        <text:list-item>
          <text:p text:style-name="P33">DEFLATE Compressed Data Format Specification version 1.3<text:line-break/><text:a xlink:type="simple" xlink:href="http://tools.ietf.org/html/rfc1951" text:style-name="Internet_20_link" text:visited-style-name="Visited_20_Internet_20_Link">http://tools.ietf.org/html/rfc1951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Title" style:family="paragraph" style:parent-style-name="Standard" style:next-style-name="Text_20_body" style:class="chapter" style:master-page-name="">
      <style:paragraph-properties fo:margin-top="0cm" fo:margin-bottom="0.21cm" loext:contextual-spacing="false" fo:text-align="center" style:justify-single-word="false" style:page-number="auto" style:shadow="none" fo:keep-with-next="always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variant="normal" fo:text-transform="none" style:font-name="Times New Roman1" fo:font-family="'Times New Roman'" style:font-style-name="Полужирный" style:font-family-generic="roman" style:font-pitch="variable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-left="1cm" fo:margin-right="1cm" fo:margin-top="0cm" fo:margin-bottom="0cm" loext:contextual-spacing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 style:font-weight-asian="normal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2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-left="0cm" fo:margin-right="0cm" fo:margin-top="0cm" fo:margin-bottom="0.203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style:font-name="Courier New" fo:font-family="'Courier New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ibliography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3cm" fo:margin-bottom="1.7cm" fo:margin-left="1.7cm" fo:margin-right="1.7cm" style:shadow="none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75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32.50</meta:creation-date>
    <meta:editing-duration>PT12H36M1S</meta:editing-duration>
    <meta:editing-cycles>37</meta:editing-cycles>
    <meta:generator>LibreOffice/5.0.5.2$Windows_x86 LibreOffice_project/55b006a02d247b5f7215fc6ea0fde844b30035b3</meta:generator>
    <dc:date>2016-12-08T17:50:52.921000000</dc:date>
    <meta:document-statistic meta:table-count="0" meta:image-count="0" meta:object-count="0" meta:page-count="7" meta:paragraph-count="82" meta:word-count="1574" meta:character-count="12126" meta:non-whitespace-character-count="10586"/>
  </office:meta>
</office:document-meta>
</file>